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7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LO-normal">
      <style:paragraph-properties fo:margin-left="1.27cm" fo:margin-right="0cm" fo:text-indent="0cm" style:auto-text-indent="false"/>
    </style:style>
    <style:style style:name="P9" style:family="paragraph" style:parent-style-name="LO-normal">
      <style:paragraph-properties fo:margin-left="1.27cm" fo:margin-right="0cm" fo:text-indent="0cm" style:auto-text-indent="false"/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P10" style:family="paragraph" style:parent-style-name="Title">
      <style:paragraph-properties style:line-height-at-least="0.002cm" fo:text-align="center" style:justify-single-word="false"/>
    </style:style>
    <style:style style:name="P11" style:family="paragraph" style:parent-style-name="Heading_20_1" style:list-style-name="WWNum1a">
      <style:paragraph-properties style:line-height-at-least="0.423cm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0c8245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b3e23" style:font-size-asian="10pt" style:font-size-complex="10pt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15b08b" style:font-size-asian="10pt" style:font-size-complex="10pt"/>
    </style:style>
    <style:style style:name="P16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c8245" style:font-size-asian="10pt" style:font-size-complex="10pt"/>
    </style:style>
    <style:style style:name="P17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8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31468"/>
    </style:style>
    <style:style style:name="P19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orphans="0" fo:widows="0" fo:text-indent="0cm" style:auto-text-indent="false"/>
      <style:text-properties officeooo:paragraph-rsid="00131468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5b08b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7b7c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language="pt" fo:country="BR" officeooo:rsid="0015b08b" style:letter-kerning="true" style:font-name-asian="0" style:language-asian="zh" style:country-asian="CN" style:font-name-complex="Arial" style:language-complex="hi" style:country-complex="IN"/>
    </style:style>
    <style:style style:name="T8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b34d2" style:font-size-asian="10pt" style:font-size-complex="10pt"/>
    </style:style>
    <style:style style:name="T11" style:family="text">
      <style:text-properties fo:font-size="10pt" officeooo:rsid="000b3e23" style:font-size-asian="10pt" style:font-size-complex="10pt"/>
    </style:style>
    <style:style style:name="T12" style:family="text">
      <style:text-properties fo:font-size="10pt" officeooo:rsid="000c8245" style:font-size-asian="10pt" style:font-size-complex="10pt"/>
    </style:style>
    <style:style style:name="T13" style:family="text">
      <style:text-properties fo:font-size="10pt" officeooo:rsid="0015b08b" style:font-size-asian="10pt" style:font-size-complex="10pt"/>
    </style:style>
    <style:style style:name="T14" style:family="text">
      <style:text-properties officeooo:rsid="000b34d2"/>
    </style:style>
    <style:style style:name="T15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6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7" style:family="text">
      <style:text-properties style:font-name="Liberation Sans" fo:font-size="14pt" officeooo:rsid="0012697e" style:font-name-asian="Microsoft YaHei" style:font-size-asian="14pt" style:font-name-complex="Arial" style:font-size-complex="14pt"/>
    </style:style>
    <style:style style:name="T18" style:family="text">
      <style:text-properties officeooo:rsid="000b3e23"/>
    </style:style>
    <style:style style:name="T19" style:family="text">
      <style:text-properties officeooo:rsid="000c8245"/>
    </style:style>
    <style:style style:name="T20" style:family="text">
      <style:text-properties officeooo:rsid="0013a44a"/>
    </style:style>
    <style:style style:name="T21" style:family="text">
      <style:text-properties officeooo:rsid="0015b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Sistema de </text:span><text:span text:style-name="T8">Gerenciamento de Teatro</text:span><text:line-break/>Caso de Uso: <text:span text:style-name="T17">Editar dados do usuário</text:span></text:p>
      <text:list xml:id="list1075134371" text:style-name="WWNum1a">
        <text:list-item>
          <text:p text:style-name="P11">Descrição</text:p>
        </text:list-item>
      </text:list>
      <text:p text:style-name="P3"><text:span text:style-name="T9">Este </text:span><text:span text:style-name="T5">caso de uso</text:span><text:span text:style-name="T9"> descreve como é feita </text:span><text:span text:style-name="T3">a </text:span><text:span text:style-name="T4">alteração de dados do usuário.</text:span></text:p>
      <text:list xml:id="list161203415379639" text:continue-numbering="true" text:style-name="WWNum1a">
        <text:list-item>
          <text:p text:style-name="P11">Descrição do Ator</text:p>
          <text:list>
            <text:list-item>
              <text:p text:style-name="P12">Participante</text:p>
            </text:list-item>
          </text:list>
        </text:list-item>
        <text:list-item>
          <text:p text:style-name="P11">Pré-requisito</text:p>
        </text:list-item>
      </text:list>
      <text:p text:style-name="P6"><text:span text:style-name="T9">1. </text:span><text:span text:style-name="T4">Está</text:span><text:span text:style-name="T4"> autenticado.</text:span></text:p>
      <text:list xml:id="list161203110239794" text:continue-numbering="true" text:style-name="WWNum1a">
        <text:list-item>
          <text:p text:style-name="P11">Fluxo básico de eventos</text:p>
        </text:list-item>
      </text:list>
      <text:list xml:id="list3497762687" text:style-name="WWNum2a">
        <text:list-item>
          <text:p text:style-name="P14">O Participante faz a escolha <text:span text:style-name="T21">de um usuário</text:span> para editar as informações.</text:p>
        </text:list-item>
        <text:list-item>
          <text:p text:style-name="P17"><text:span text:style-name="T12">Será mostrada uma tela para fazer as alterações no usuário escolhido</text:span><text:span text:style-name="T9">.</text:span></text:p>
        </text:list-item>
        <text:list-item>
          <text:p text:style-name="P15"><text:span text:style-name="T7">Então </text:span>o participante <text:span text:style-name="T7">deve confirmar as alterações.</text:span></text:p>
        </text:list-item>
        <text:list-item>
          <text:p text:style-name="P16"><text:span text:style-name="T21">E a</text:span>pós será informado que tudo ocorreu corretamente.</text:p>
        </text:list-item>
      </text:list>
      <text:list xml:id="list161203348918204" text:continue-list="list161203110239794" text:style-name="WWNum1a">
        <text:list-item>
          <text:p text:style-name="P11">Fluxos alternativos</text:p>
        </text:list-item>
      </text:list>
      <text:p text:style-name="P2"><text:span text:style-name="T14">5.1 </text:span><text:span text:style-name="T16">Usuário não encontrado.</text:span></text:p>
      <text:p text:style-name="P4"><text:span text:style-name="T4">Caso o usuário pesquisado não se encontra no banco de dados</text:span><text:span text:style-name="T9">:</text:span></text:p>
      <text:p text:style-name="P5"><text:span text:style-name="T10"><text:tab/>1. </text:span><text:span text:style-name="T9">O sistema informa ao </text:span><text:span text:style-name="T12">participante</text:span><text:span text:style-name="T9"> que </text:span><text:span text:style-name="T2">a</text:span><text:span text:style-name="T4">quele usuário não foi encontrado</text:span><text:span text:style-name="T3">.</text:span></text:p>
      <text:p text:style-name="P2"><text:span text:style-name="T14">5.2 </text:span><text:span text:style-name="T15">Falha no p</text:span><text:span text:style-name="T16">reenchimento de dados</text:span><text:bookmark-start text:name="_heading=h.e9sl33f212yp"/></text:p>
      <text:p text:style-name="P4"><text:span text:style-name="T3">Em caso de </text:span><text:span text:style-name="T4">dados preenchidos incorretamente</text:span><text:span text:style-name="T9">:</text:span></text:p>
      <text:list xml:id="list555847844" text:style-name="WWNum3a">
        <text:list-item>
          <text:p text:style-name="P18"><text:span text:style-name="T9">O sistema informa ao usuário que </text:span><text:span text:style-name="T11">houve falha n</text:span><text:span text:style-name="T12">as alterações de dados</text:span><text:span text:style-name="T9">.</text:span></text:p>
        </text:list-item>
        <text:list-item>
          <text:p text:style-name="P19"><text:span text:style-name="T9">O </text:span><text:span text:style-name="T10">sistema </text:span><text:span text:style-name="T13">informa para corrigir os dados e tentar novamente ou voltar para a tela anterior.</text:span><text:span text:style-name="T9"> </text:span></text:p>
        </text:list-item>
      </text:list>
      <text:list xml:id="list161203475852489" text:continue-list="list161203348918204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16">Alteração feita com sucesso</text:span><text:span text:style-name="T18">. </text:span></text:p>
            </text:list-item>
          </text:list>
        </text:list-item>
      </text:list>
      <text:p text:style-name="P9">O participante conseguiu alterar o<text:span text:style-name="T20">s dados do</text:span> usuário.<text:bookmark-start text:name="_heading=h.3ybgif14tkxo"/></text:p>
      <text:list xml:id="list161203844414902" text:continue-numbering="true" text:style-name="WWNum1a">
        <text:list-item>
          <text:list>
            <text:list-item>
              <text:p text:style-name="P13"><text:soft-page-break/>Falha <text:span text:style-name="T15">na </text:span><text:span text:style-name="T16">alteração</text:span><text:bookmark-start text:name="_heading=h.i3hgy9e01tu0"/></text:p>
            </text:list-item>
          </text:list>
        </text:list-item>
      </text:list>
      <text:p text:style-name="P8">O <text:span text:style-name="T19">participante não conseguiu alterar o</text:span><text:span text:style-name="T20">s dados </text:span><text:span text:style-name="T21">do</text:span><text:span text:style-name="T19"> usuário e foi redirecionado para a tela inicial.</text:span></text:p>
      <text:list xml:id="list161203928954437" text:continue-numbering="true" text:style-name="WWNum1a">
        <text:list-item>
          <text:p text:style-name="P11">Requisitos especiais</text:p>
        </text:list-item>
      </text:list>
      <text:p text:style-name="P7"/>
      <text:p text:style-name="LO-normal"/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0M39S</meta:editing-duration>
    <meta:editing-cycles>11</meta:editing-cycles>
    <meta:generator>LibreOffice/7.1.5.2$Windows_X86_64 LibreOffice_project/85f04e9f809797b8199d13c421bd8a2b025d52b5</meta:generator>
    <dc:date>2021-10-18T16:12:02.810000000</dc:date>
    <meta:document-statistic meta:table-count="0" meta:image-count="0" meta:object-count="0" meta:page-count="2" meta:paragraph-count="28" meta:word-count="208" meta:character-count="1212" meta:non-whitespace-character-count="1047"/>
  </office:meta>
</office:document-meta>
</file>